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3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246.7pt"/>
    </style:style>
    <style:style style:name="co11" style:family="table-column">
      <style:table-column-properties fo:break-before="auto" style:column-width="27.5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425.06pt"/>
    </style:style>
    <style:style style:name="co14" style:family="table-column">
      <style:table-column-properties fo:break-before="auto" style:column-width="207.41pt"/>
    </style:style>
    <style:style style:name="co15" style:family="table-column">
      <style:table-column-properties fo:break-before="auto" style:column-width="97.4pt"/>
    </style:style>
    <style:style style:name="co16" style:family="table-column">
      <style:table-column-properties fo:break-before="auto" style:column-width="102.9pt"/>
    </style:style>
    <style:style style:name="co17" style:family="table-column">
      <style:table-column-properties fo:break-before="auto" style:column-width="94.25pt"/>
    </style:style>
    <style:style style:name="co18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Remittance_20_Ad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2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9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Remittance Advice" table:style-name="ta1" table:print-ranges="'Remittance Advice'.A2:'Remittance Advice'.AE2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3" table:number-columns-repeated="2" table:default-cell-style-name="ce3"/>
        <table:table-column table:style-name="co17" table:default-cell-style-name="ce3"/>
        <table:table-column table:style-name="co9" table:number-columns-repeated="7" table:default-cell-style-name="ce3"/>
        <table:table-column table:style-name="co3" table:default-cell-style-name="ce3"/>
        <table:table-column table:style-name="co18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297.38pt" svg:height="181.39pt" svg:x="226.97pt" svg:y="7.85pt" draw:caption-point-x="-226.9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1pt" svg:height="181.39pt" svg:x="484.44pt" svg:y="7.85pt" draw:caption-point-x="-484.4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4pt" svg:height="181.39pt" svg:x="561.94pt" svg:y="7.85pt" draw:caption-point-x="-561.9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9" office:value-type="string">
            <office:annotation draw:style-name="gr1" draw:text-style-name="P1" svg:width="147.97pt" svg:height="181.39pt" svg:x="686.38pt" svg:y="7.85pt" draw:caption-point-x="-686.3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0" office:value-type="string">
            <office:annotation draw:style-name="gr2" draw:text-style-name="P1" svg:width="595.56pt" svg:height="64.71pt" svg:x="770.91pt" svg:y="2.1pt" draw:caption-point-x="-770.9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307.56pt" svg:height="146.78pt" svg:x="866.41pt" svg:y="2.1pt" draw:caption-point-x="-866.41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307.62pt" svg:height="146.78pt" svg:x="943.06pt" svg:y="2.1pt" draw:caption-point-x="-943.06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08pt" svg:height="98.87pt" svg:x="1091.03pt" svg:y="2.1pt" draw:caption-point-x="-1091.03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09pt" svg:height="181.39pt" svg:x="1155.17pt" svg:y="7.85pt" draw:caption-point-x="-1155.17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7.52pt" svg:height="181.39pt" svg:x="1347.65pt" svg:y="7.85pt" draw:caption-point-x="-1347.65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0" office:value-type="string">
            <office:annotation draw:style-name="gr1" draw:text-style-name="P1" svg:width="222.29pt" svg:height="181.39pt" svg:x="1445.47pt" svg:y="7.85pt" draw:caption-point-x="-1445.47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9pt" svg:height="181.39pt" svg:x="1651.35pt" svg:y="7.85pt" draw:caption-point-x="-1651.35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9" office:value-type="string">
            <office:annotation draw:style-name="gr1" draw:text-style-name="P1" svg:width="368.93pt" svg:height="181.39pt" svg:x="1681.88pt" svg:y="7.85pt" draw:caption-point-x="-1681.88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8pt" svg:height="181.39pt" svg:x="1795.29pt" svg:y="7.85pt" draw:caption-point-x="-1795.29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244.18pt" svg:height="181.39pt" svg:x="2178.94pt" svg:y="7.85pt" draw:caption-point-x="-2178.94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8" office:value-type="string">
            <office:annotation draw:style-name="gr1" draw:text-style-name="P1" svg:width="126.03pt" svg:height="181.39pt" svg:x="2621.82pt" svg:y="7.85pt" draw:caption-point-x="-2621.82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8" office:value-type="string">
            <office:annotation draw:style-name="gr1" draw:text-style-name="P1" svg:width="127.56pt" svg:height="181.39pt" svg:x="2692.23pt" svg:y="7.85pt" draw:caption-point-x="-2692.23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1" office:value-type="string">
            <text:p>Context: Business Process</text:p>
          </table:table-cell>
          <table:table-cell table:style-name="ce41" office:value-type="string">
            <text:p>Context: Region (Geopolitical)</text:p>
          </table:table-cell>
          <table:table-cell table:style-name="ce41" office:value-type="string">
            <text:p>Context: Official Constraints</text:p>
          </table:table-cell>
          <table:table-cell table:style-name="ce41" office:value-type="string">
            <text:p>Context: Product</text:p>
          </table:table-cell>
          <table:table-cell table:style-name="ce41" office:value-type="string">
            <text:p>Context: Industry</text:p>
          </table:table-cell>
          <table:table-cell table:style-name="ce41" office:value-type="string">
            <text:p>Context: Role</text:p>
          </table:table-cell>
          <table:table-cell table:style-name="ce41" office:value-type="string">
            <text:p>Context: Supporting Role</text:p>
          </table:table-cell>
          <table:table-cell table:style-name="ce41" office:value-type="string">
            <text:p>Context: System Constraint</text:p>
          </table:table-cell>
          <table:table-cell table:style-name="ce41" office:value-type="string">
            <text:p>Editor's Notes</text:p>
          </table:table-cell>
          <table:table-cell table:style-name="ce41" office:value-type="string">
            <text:p>Changes for UBL 2.0 Update Package</text:p>
          </table:table-cell>
          <table:table-cell table:style-name="ce7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ttanceAdvice">
              <text:p>RemittanceAdvice</text:p>
            </table:table-cell>
            <table:table-cell table:style-name="ce2" office:value-type="string">
              <text:p>Remittance Advice. Details</text:p>
            </table:table-cell>
            <table:table-cell table:style-name="ce2"/>
            <table:table-cell table:style-name="ce2" office:value-type="string">
              <text:p>Remittance Advice</text:p>
            </table:table-cell>
            <table:table-cell table:style-name="ce2" table:number-columns-repeated="10"/>
            <table:table-cell table:style-name="ce17"/>
            <table:table-cell table:style-name="ce2" office:value-type="string">
              <text:p>ABIE</text:p>
            </table:table-cell>
            <table:table-cell table:style-name="ce25" office:value-type="string">
              <text:p>The document used to specify details of an actual payment.</text:p>
            </table:table-cell>
            <table:table-cell table:style-name="ce25" table:number-columns-repeated="2"/>
            <table:table-cell table:style-name="ce33" office:value-type="string">
              <text:p>2.0</text:p>
            </table:table-cell>
            <table:table-cell table:style-name="ce39"/>
            <table:table-cell table:style-name="ce17"/>
            <table:table-cell table:style-name="ce25" office:value-type="string">
              <text:p>Procurement</text:p>
            </table:table-cell>
            <table:table-cell table:style-name="ce2" table:number-columns-repeated="9"/>
            <table:table-cell table:style-name="ce43" table:number-columns-repeated="113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Remittance Advice. UBL Version Identifier. Identifier</text:p>
          </table:table-cell>
          <table:table-cell table:style-name="ce7"/>
          <table:table-cell office:value-type="string">
            <text:p>Remittance Advice</text:p>
          </table:table-cell>
          <table:table-cell table:style-name="ce11"/>
          <table:table-cell table:style-name="ce11" office:value-type="string">
            <text:p>UBL Version</text:p>
          </table:table-cell>
          <table:table-cell table:style-name="ce7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7" office:value-type="string">
            <text:p>Identifier</text:p>
          </table:table-cell>
          <table:table-cell table:style-name="ce7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7" table:number-columns-repeated="3"/>
          <table:table-cell table:style-name="ce18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11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7"/>
          <table:table-cell table:style-name="ce34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2"/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Remittance Advice. Customization Identifier. Identifier</text:p>
          </table:table-cell>
          <table:table-cell table:style-name="ce7"/>
          <table:table-cell office:value-type="string">
            <text:p>Remittance Advice</text:p>
          </table:table-cell>
          <table:table-cell table:style-name="ce11"/>
          <table:table-cell table:style-name="ce11" office:value-type="string">
            <text:p>Customization</text:p>
          </table:table-cell>
          <table:table-cell table:style-name="ce13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3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11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7"/>
          <table:table-cell table:style-name="ce34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Remittance Advice. Profile Identifier. Identifier</text:p>
          </table:table-cell>
          <table:table-cell table:style-name="ce7"/>
          <table:table-cell table:style-name="ce6" office:value-type="string">
            <text:p>Remittance Advice</text:p>
          </table:table-cell>
          <table:table-cell table:style-name="ce11"/>
          <table:table-cell table:style-name="ce11" office:value-type="string">
            <text:p>Profile</text:p>
          </table:table-cell>
          <table:table-cell table:style-name="ce13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3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11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7"/>
          <table:table-cell table:style-name="ce34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Remittance Advice. Identifier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Remittance Advice assigned by the Debtor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Remittance Advice. Copy_ Indicator. Indicator</text:p>
          </table:table-cell>
          <table:table-cell/>
          <table:table-cell office:value-type="string">
            <text:p>Remittance Adv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Remittance Advice is a copy (true) or not (false)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Remittance Advice. UUID. Identifier</text:p>
          </table:table-cell>
          <table:table-cell/>
          <table:table-cell office:value-type="string">
            <text:p>Remittance Advic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Remittance Advice. Issue Date. Dat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assigned by the Debtor on which the Remittance Advice was issued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Remittance Advice. Issue Time. Tim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Debtor at which the Remittance Advice was issued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Remittance Advice. Note. Text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0"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Remittance Advice. This element may contain notes or any other similar information that is not contained explicitly in another structur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Remittance Advice. Document_ Currency Code. Code</text:p>
          </table:table-cell>
          <table:table-cell/>
          <table:table-cell office:value-type="string">
            <text:p>Remittance Adv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0"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default currency for the Remittance Advic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office:value-type="string">
            <text:p>Remittance Advice. Total_ Debit Amount. Amount</text:p>
          </table:table-cell>
          <table:table-cell table:style-name="ce7"/>
          <table:table-cell office:value-type="string">
            <text:p>Remittance Advice</text:p>
          </table:table-cell>
          <table:table-cell table:style-name="ce7" office:value-type="string">
            <text:p>Total</text:p>
          </table:table-cell>
          <table:table-cell table:style-name="ce13" office:value-type="string">
            <text:p>Debit</text:p>
          </table:table-cell>
          <table:table-cell table:style-name="ce7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7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13" office:value-type="string">
            <text:p>The totals of all debit amounts for the Remittance Advice.</text:p>
          </table:table-cell>
          <table:table-cell table:style-name="ce7" table:number-columns-repeated="2"/>
          <table:table-cell table:style-name="ce34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office:value-type="string">
            <text:p>Remittance Advice. Total_ Credit Amount. Amount</text:p>
          </table:table-cell>
          <table:table-cell table:style-name="ce7"/>
          <table:table-cell office:value-type="string">
            <text:p>Remittance Advice</text:p>
          </table:table-cell>
          <table:table-cell table:style-name="ce7" office:value-type="string">
            <text:p>Total</text:p>
          </table:table-cell>
          <table:table-cell table:style-name="ce13" office:value-type="string">
            <text:p>Credit</text:p>
          </table:table-cell>
          <table:table-cell table:style-name="ce7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7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26" office:value-type="string">
            <text:p>The totals of all credit amounts for the Remittance Advice.</text:p>
          </table:table-cell>
          <table:table-cell table:style-name="ce7" table:number-columns-repeated="2"/>
          <table:table-cell table:style-name="ce34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PaymentAmount">
            <text:p>TotalPaymentAmount</text:p>
          </table:table-cell>
          <table:table-cell table:style-name="ce6" office:value-type="string">
            <text:p>Remittance Advice. Total_ Payment Amount. Amount</text:p>
          </table:table-cell>
          <table:table-cell table:style-name="ce7"/>
          <table:table-cell office:value-type="string">
            <text:p>Remittance Advice</text:p>
          </table:table-cell>
          <table:table-cell table:style-name="ce7" office:value-type="string">
            <text:p>Total</text:p>
          </table:table-cell>
          <table:table-cell table:style-name="ce13" office:value-type="string">
            <text:p>Payment</text:p>
          </table:table-cell>
          <table:table-cell table:style-name="ce7" office:value-type="string">
            <text:p>Amount</text:p>
          </table:table-cell>
          <table:table-cell table:formula="oooc:=IF([.F15]&lt;&gt;&quot;&quot;;CONCATENATE([.F15];&quot; &quot;;[.G15]);[.G15])" office:value-type="string" office:string-value="Payment Amount">
            <text:p>Payment Amount</text:p>
          </table:table-cell>
          <table:table-cell table:style-name="ce7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13" office:value-type="string">
            <text:p>The total payable amount for the Remittance Advice (positive).</text:p>
          </table:table-cell>
          <table:table-cell table:style-name="ce7" table:number-columns-repeated="2"/>
          <table:table-cell table:style-name="ce34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4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OrderReference">
            <text:p>PaymentOrderReference</text:p>
          </table:table-cell>
          <table:table-cell table:style-name="ce6" office:value-type="string">
            <text:p>Remittance Advice. Payment Order Reference. Text</text:p>
          </table:table-cell>
          <table:table-cell/>
          <table:table-cell office:value-type="string">
            <text:p>Remittance Advice</text:p>
          </table:table-cell>
          <table:table-cell/>
          <table:table-cell table:style-name="ce6" office:value-type="string">
            <text:p>Payment Order</text:p>
          </table:table-cell>
          <table:table-cell office:value-type="string">
            <text:p>Reference</text:p>
          </table:table-cell>
          <table:table-cell table:formula="oooc:=IF([.F16]&lt;&gt;&quot;&quot;;CONCATENATE([.F16];&quot; &quot;;[.G16]);[.G16])" office:value-type="string" office:string-value="Payment Order Reference">
            <text:p>Payment Order Reference</text:p>
          </table:table-cell>
          <table:table-cell office:value-type="string">
            <text:p>Text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nternal reference to the order for payment from the Payer to the Payer's bank.</text:p>
          </table:table-cell>
          <table:table-cell table:style-name="ce26"/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finition (cell Q16) changed from "A reference to the Payment Order (from the Payer to the Payer's bank)." <text:s/>to "An internal reference to the order for payment from the Payer to the Payer's bank."</text:p>
          </table:table-cell>
          <table:table-cell table:style-name="ce43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erReference">
            <text:p>PayerReference</text:p>
          </table:table-cell>
          <table:table-cell table:style-name="ce6" office:value-type="string">
            <text:p>Remittance Advice. Payer_ Reference. Text</text:p>
          </table:table-cell>
          <table:table-cell/>
          <table:table-cell office:value-type="string">
            <text:p>Remittance Advice</text:p>
          </table:table-cell>
          <table:table-cell table:style-name="ce6" office:value-type="string">
            <text:p>Payer</text:p>
          </table:table-cell>
          <table:table-cell table:style-name="ce6"/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nternal reference to the Payer's order for payment.</text:p>
          </table:table-cell>
          <table:table-cell table:style-name="ce6"/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finition (cell Q17) changed from "The Payer;'s internal reference for the payment." to "An internal reference to the Payer's order for payment."</text:p>
          </table:table-cell>
          <table:table-cell table:style-name="ce43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5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InvoicingPartyReference">
            <text:p>InvoicingPartyReference</text:p>
          </table:table-cell>
          <table:table-cell table:style-name="ce6" office:value-type="string">
            <text:p>Remittance Advice. Invoicing Party_ Reference. Text</text:p>
          </table:table-cell>
          <table:table-cell/>
          <table:table-cell office:value-type="string">
            <text:p>Remittance Advice</text:p>
          </table:table-cell>
          <table:table-cell table:style-name="ce6" office:value-type="string">
            <text:p>Invoicing Party</text:p>
          </table:table-cell>
          <table:table-cell table:style-name="ce6"/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nternal reference of the order for payment for the Invoicing Party. This may have been requested by the Payee of the Payer to accompany their remittanc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finition (cell Q18) changed from "The Invoicing Party's reference to the payment, previously requested of the Payer to accompany remittance." <text:s/>to "An internal reference of the order for payment for the Invoicing Party. This may have been requested by the Payee of the Payer to accompany their remittance."</text:p>
          </table:table-cell>
          <table:table-cell table:style-name="ce43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Remittance Advice. Line Count. Numeric</text:p>
          </table:table-cell>
          <table:table-cell table:style-name="ce7"/>
          <table:table-cell office:value-type="string">
            <text:p>Remittance Advice</text:p>
          </table:table-cell>
          <table:table-cell table:style-name="ce7"/>
          <table:table-cell table:style-name="ce14" office:value-type="string">
            <text:p>Line</text:p>
          </table:table-cell>
          <table:table-cell table:style-name="ce11" office:value-type="string">
            <text:p>Count</text:p>
          </table:table-cell>
          <table:table-cell table:formula="oooc:=IF([.F19]&lt;&gt;&quot;&quot;;CONCATENATE([.F19];&quot; &quot;;[.G19]);[.G19])" office:value-type="string" office:string-value="Line Count">
            <text:p>Line Count</text:p>
          </table:table-cell>
          <table:table-cell table:style-name="ce11" office:value-type="string">
            <text:p>Numeric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Numeric. Type">
            <text:p>Numeric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11" office:value-type="string">
            <text:p>The number of lines in the document.</text:p>
          </table:table-cell>
          <table:table-cell table:style-name="ce7" table:number-columns-repeated="2"/>
          <table:table-cell table:style-name="ce34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InvoicePeriod">
            <text:p>InvoicePeriod</text:p>
          </table:table-cell>
          <table:table-cell table:style-name="ce4" office:value-type="string">
            <text:p>Remittance Advice. Invoice_ Period. Period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Invoice</text:p>
          </table:table-cell>
          <table:table-cell table:style-name="ce8"/>
          <table:table-cell table:style-name="ce8"/>
          <table:table-cell table:style-name="ce4" table:formula="oooc:=[.M20]" office:value-type="string" office:string-value="Period">
            <text:p>Period</text:p>
          </table:table-cell>
          <table:table-cell table:style-name="ce4" table:formula="oooc:=[.M20]" office:value-type="string" office:string-value="Period">
            <text:p>Period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Period</text:p>
          </table:table-cell>
          <table:table-cell table:style-name="ce8"/>
          <table:table-cell table:style-name="ce22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ssociates the Remittance Advice with an Invoicing Period rather than a specific Invoice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BillingReference">
            <text:p>BillingReference</text:p>
          </table:table-cell>
          <table:table-cell table:style-name="ce4" office:value-type="string">
            <text:p>Remittance Advice. Billing Referenc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1]" office:value-type="string" office:string-value="Billing Reference">
            <text:p>Billing Reference</text:p>
          </table:table-cell>
          <table:table-cell table:style-name="ce4" table:formula="oooc:=[.M21]" office:value-type="string" office:string-value="Billing Reference">
            <text:p>Billing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Billing Reference</text:p>
          </table:table-cell>
          <table:table-cell table:style-name="ce8"/>
          <table:table-cell table:style-name="ce23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Billing Reference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mittance Advice. Additional_ Document Reference. Document Referenc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Additional</text:p>
          </table:table-cell>
          <table:table-cell table:style-name="ce8"/>
          <table:table-cell table:style-name="ce8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Document Reference</text:p>
          </table:table-cell>
          <table:table-cell table:style-name="ce8"/>
          <table:table-cell table:style-name="ce23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ve reference to Additional Document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mittance Advice. Signatur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3]" office:value-type="string" office:string-value="Signature">
            <text:p>Signature</text:p>
          </table:table-cell>
          <table:table-cell table:style-name="ce4" table:formula="oooc:=[.M23]" office:value-type="string" office:string-value="Signature">
            <text:p>Signatur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ignature</text:p>
          </table:table-cell>
          <table:table-cell table:style-name="ce8"/>
          <table:table-cell table:style-name="ce22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Remittance Advice. Accounting_ Customer Party. Customer Party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Accounting</text:p>
          </table:table-cell>
          <table:table-cell table:style-name="ce8"/>
          <table:table-cell table:style-name="ce8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ustomer Party</text:p>
          </table:table-cell>
          <table:table-cell table:style-name="ce8"/>
          <table:table-cell table:style-name="ce22" office:value-type="string">
            <text:p>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the Accounting Customer Party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Remittance Advice. Accounting_ Supplier Party. Supplier Party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Accounting</text:p>
          </table:table-cell>
          <table:table-cell table:style-name="ce8"/>
          <table:table-cell table:style-name="ce8"/>
          <table:table-cell table:style-name="ce4" table:formula="oooc:=[.M25]" office:value-type="string" office:string-value="Supplier Party">
            <text:p>Supplier Party</text:p>
          </table:table-cell>
          <table:table-cell table:style-name="ce4" table:formula="oooc:=[.M25]" office:value-type="string" office:string-value="Supplier Party">
            <text:p>Suppli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upplier Party</text:p>
          </table:table-cell>
          <table:table-cell table:style-name="ce8"/>
          <table:table-cell table:style-name="ce22" office:value-type="string">
            <text:p>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the Accounting Supplier Party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Remittance Advice. Payee_ Party. Party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Payee</text:p>
          </table:table-cell>
          <table:table-cell table:style-name="ce8"/>
          <table:table-cell table:style-name="ce8"/>
          <table:table-cell table:style-name="ce4" table:formula="oooc:=[.M26]" office:value-type="string" office:string-value="Party">
            <text:p>Party</text:p>
          </table:table-cell>
          <table:table-cell table:style-name="ce4" table:formula="oooc:=[.M26]" office:value-type="string" office:string-value="Party">
            <text:p>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Party</text:p>
          </table:table-cell>
          <table:table-cell table:style-name="ce8"/>
          <table:table-cell table:style-name="ce22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the Payee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Remittance Advice. Payment Means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7]" office:value-type="string" office:string-value="Payment Means">
            <text:p>Payment Means</text:p>
          </table:table-cell>
          <table:table-cell table:style-name="ce4" table:formula="oooc:=[.M27]" office:value-type="string" office:string-value="Payment Means">
            <text:p>Payment Means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Payment Means</text:p>
          </table:table-cell>
          <table:table-cell table:style-name="ce8"/>
          <table:table-cell table:style-name="ce22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Payment Means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Remittance Advice. Tax Total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8]" office:value-type="string" office:string-value="Tax Total">
            <text:p>Tax Total</text:p>
          </table:table-cell>
          <table:table-cell table:style-name="ce4" table:formula="oooc:=[.M28]" office:value-type="string" office:string-value="Tax Total">
            <text:p>Tax Total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Tax Total</text:p>
          </table:table-cell>
          <table:table-cell table:style-name="ce8"/>
          <table:table-cell table:style-name="ce23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Tax Total.</text:p>
          </table:table-cell>
          <table:table-cell table:style-name="ce31" table:number-columns-repeated="2"/>
          <table:table-cell table:style-name="ce36" office:value-type="string">
            <text:p>1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RemittanceAdviceLine">
            <text:p>RemittanceAdviceLine</text:p>
          </table:table-cell>
          <table:table-cell table:style-name="ce4" office:value-type="string">
            <text:p>Remittance Advice. Remittance Advice Lin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Remittance Advice Line</text:p>
          </table:table-cell>
          <table:table-cell table:style-name="ce8"/>
          <table:table-cell table:style-name="ce23" office:value-type="string">
            <text:p>1..n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one or more Remittance Advice Lines.</text:p>
          </table:table-cell>
          <table:table-cell table:style-name="ce31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6"/>
          <table:table-cell table:style-name="ce24"/>
          <table:table-cell table:style-name="ce16" office:value-type="string">
            <text:p>END</text:p>
          </table:table-cell>
          <table:table-cell table:style-name="ce29" table:number-columns-repeated="2"/>
          <table:table-cell table:style-name="ce32"/>
          <table:table-cell table:style-name="ce37"/>
          <table:table-cell table:style-name="ce5" table:number-columns-repeated="12"/>
          <table:table-cell table:number-columns-repeated="224"/>
        </table:table-row>
        <table:table-row table:style-name="ro6" table:number-rows-repeated="65505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range table:name="Excel_BuiltIn__FilterDatabase_1" table:base-cell-address="$'Remittance Advice'.$A$1" table:cell-range-address="$'Remittance Advice'.$A$1:.$IV$1"/>
        <table:named-expression table:name="BuiltIn_AutoFilter___1" table:base-cell-address="$'Remittance Advice'.$A$1" table:expression="&quot;$Invoice.$#REF!$#REF!:$#REF!$#REF!&quot;"/>
        <table:named-range table:name="Excel_BuiltIn_Print_Titles_1" table:base-cell-address="$'Remittance Advice'.$A$1" table:cell-range-address="$'Remittance Advice'.$A$2:.$IU$2"/>
        <table:named-range table:name="Excel_BuiltIn_Print_Titles_1_1" table:base-cell-address="$'Remittance Advice'.$A$1" table:cell-range-address="$'Remittance Advice'.$A$2:.$IC$2"/>
        <table:named-expression table:name="Excel_BuiltIn_Print_Titles_1___0" table:base-cell-address="$'Remittance Advice'.$A$1" table:expression="&quot;$Invoice.$#REF!$#REF!:$#REF!$#REF!&quot;"/>
        <table:named-range table:name="Excel_BuiltIn_Print_Area_1" table:base-cell-address="$'Remittance Advice'.$A$1" table:cell-range-address="$'Remittance Advice'.$A$2:.$AE$29" table:range-usable-as="print-range"/>
        <table:named-range table:name="Excel_BuiltIn_Print_Titles_1 1" table:base-cell-address="$'Remittance Advice'.$A$1" table:cell-range-address="$'Remittance Advice'.$A$2:.$IV$2" table:range-usable-as="repeat-column repeat-row"/>
      </table:named-expressions>
      <table:database-ranges>
        <table:database-range table:name="Excel_BuiltIn__FilterDatabase_1" table:target-range-address="'Remittance Advice'.A1:'Remittance Advic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4">02/04/2008</text:date>, <text:time>13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ttance_20_Advice" style:display-name="PageStyle_Remittance Adv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4">02/04/2008</text:date></text:span><text:span text:style-name="T1"> GMT <text:s/></text:span><text:span text:style-name="T1"><text:time>13:21:2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4">02/04/2008</text:date></text:span><text:span text:style-name="T1"> GMT <text:s/></text:span><text:span text:style-name="T1"><text:time>13:21:2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31"/>
  </office:meta>
</office:document-meta>
</file>